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82ba" officeooo:paragraph-rsid="000882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ilor’s Iron</text:p>
      <text:p text:style-name="P1"/>
      <text:p text:style-name="P1">command format</text:p>
      <text:p text:style-name="P1">{<text:line-break/> <text:s/>"commands": [<text:line-break/> <text:s text:c="3"/>{<text:line-break/> <text:s text:c="5"/>"setpoint1": 150<text:line-break/> <text:s text:c="3"/>},<text:line-break/> <text:s text:c="3"/>{<text:line-break/> <text:s text:c="5"/>"setpoint2:": 150<text:line-break/> <text:s text:c="3"/>},<text:line-break/> <text:s text:c="3"/>{<text:line-break/> <text:s text:c="5"/>"setTime": "15:45:41"<text:line-break/> <text:s text:c="3"/>},<text:line-break/> <text:s text:c="3"/>{<text:line-break/> <text:s text:c="5"/>"setEndOfSession": "16:45:34"<text:line-break/> <text:s text:c="3"/>}<text:line-break/> <text:s/>]<text:line-break/>}</text:p>
      <text:p text:style-name="P1"/>
      <text:p text:style-name="P1">Iron status</text:p>
      <text:p text:style-name="P1">{<text:line-break/> <text:s text:c="3"/>"status": [<text:line-break/> <text:s text:c="5"/>{<text:line-break/> <text:s text:c="7"/>"temperature1": 134<text:line-break/> <text:s text:c="5"/>},<text:line-break/> <text:s text:c="5"/>{<text:line-break/> <text:s text:c="7"/>"power1:": 234<text:line-break/> <text:s text:c="5"/>},<text:line-break/> <text:s text:c="5"/>{<text:line-break/> <text:s text:c="7"/>"temperature2": 145<text:line-break/> <text:s text:c="5"/>},<text:line-break/> <text:s text:c="5"/>{<text:line-break/> <text:s text:c="7"/>"power2": 200<text:line-break/> <text:s text:c="5"/>},<text:line-break/> <text:s text:c="5"/>{<text:line-break/> <text:s text:c="7"/>"time": "12:30:00"<text:line-break/> <text:s text:c="5"/>},<text:line-break/> <text:s text:c="5"/>{<text:line-break/> <text:s text:c="7"/>"endOfSession": "00:30:00"<text:line-break/> <text:s text:c="5"/>},<text:line-break/> <text:s text:c="5"/>{<text:line-break/> <text:s text:c="7"/>"temperatureProcessor": 60<text:line-break/> <text:s text:c="5"/>},<text:line-break/> <text:s text:c="5"/>{<text:line-break/> <text:s text:c="7"/>"internalFan": 40<text:line-break/> <text:s text:c="5"/>}<text:line-break/> <text:s text:c="3"/>]<text:line-break/> <text:s/>}</text:p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2T19:49:09.722000000</meta:creation-date>
    <dc:date>2022-03-12T20:00:49.155000000</dc:date>
    <meta:editing-duration>PT11M41S</meta:editing-duration>
    <meta:editing-cycles>1</meta:editing-cycles>
    <meta:document-statistic meta:table-count="0" meta:image-count="0" meta:object-count="0" meta:page-count="2" meta:paragraph-count="5" meta:word-count="64" meta:character-count="609" meta:non-whitespace-character-count="320"/>
    <meta:generator>LibreOffice/7.2.4.1$Windows_X86_64 LibreOffice_project/27d75539669ac387bb498e35313b970b7fe9c4f9</meta:generator>
  </office:meta>
</office:document-meta>
</file>